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6.2874in"/>
    </style:style>
    <style:style style:name="co7" style:family="table-column">
      <style:table-column-properties fo:break-before="auto" style:column-width="0.61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9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6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6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Treasure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7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Maybe this will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8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6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9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7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(after choice a)</text:p>
          </table:table-cell>
          <table:table-cell table:style-name="Default"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(after choice b)</text:p>
          </table:table-cell>
          <table:table-cell table:style-name="Default"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(after choice c)</text:p>
          </table:table-cell>
          <table:table-cell table:style-name="Default"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table:style-name="Default"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table:style-name="Default"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2</text:p>
          </table:table-cell>
          <table:table-cell office:value-type="string">
            <text:p>“That's all I needed to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ce2" office:value-type="string">
            <text:p>USE BRICK ON JEFF WITH TAPE x2</text:p>
          </table:table-cell>
          <table:table-cell table:style-name="Default"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table:style-name="Default"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table:style-name="Default"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table:style-name="Default"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table:style-name="Default"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table:style-name="Default"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table:style-name="Default"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table:style-name="Default"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table:style-name="Default"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table:style-name="Default"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1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table:style-name="Default"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table:style-name="Default"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table:style-name="Default"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table:style-name="Default"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table:style-name="Default"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table:style-name="Default"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table:style-name="Default"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table:style-name="Default"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table:style-name="Default"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table:style-name="Default"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TAPE1</text:p>
          </table:table-cell>
          <table:table-cell table:number-columns-repeated="1021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2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2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visibility="filter">
          <table:table-cell table:style-name="ce5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</table:table-row>
        <table:table-row table:style-name="ro2" table:visibility="filter">
          <table:table-cell table:style-name="ce5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65</text:p>
          </table:table-cell>
          <table:table-cell office:value-type="string">
            <text:p>“Hi.”</text:p>
          </table:table-cell>
          <table:table-cell table:formula="of:=LEFT([.A17];4)" office:value-type="string" office:string-value="MAVI">
            <text:p>MAVI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0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1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2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4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6];4)" office:value-type="string" office:string-value="MAVI">
            <text:p>MAVI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visibility="filter">
          <table:table-cell table:style-name="ce5"/>
          <table:table-cell table:number-columns-repeated="2"/>
        </table:table-row>
        <table:table-row table:style-name="ro3" table:visibility="filter">
          <table:table-cell table:style-name="ce5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</table:table-row>
        <table:table-row table:style-name="ro1" table:visibility="filter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2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3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4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5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6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7];4)" office:value-type="string" office:string-value="LORI">
            <text:p>LOR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38];4)">
            <text:p/>
          </table:table-cell>
        </table:table-row>
        <table:table-row table:style-name="ro1" table:visibility="filter">
          <table:table-cell table:style-name="ce5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9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0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1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2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3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4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5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6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7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48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49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0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1];4)" office:value-type="string" office:string-value="MAVI">
            <text:p>MAVI</text:p>
          </table:table-cell>
        </table:table-row>
        <table:table-row table:style-name="ro3" table:visibility="filter">
          <table:table-cell table:style-name="ce5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2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3];4)" office:value-type="string" office:string-value="MAVI">
            <text:p>MAVI</text:p>
          </table:table-cell>
        </table:table-row>
        <table:table-row table:style-name="ro3" table:visibility="filter">
          <table:table-cell table:style-name="ce5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4];4)" office:value-type="string" office:string-value="LORI">
            <text:p>LORI</text:p>
          </table:table-cell>
        </table:table-row>
        <table:table-row table:style-name="ro3" table:visibility="filter">
          <table:table-cell table:style-name="ce5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5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6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7];4)" office:value-type="string" office:string-value="LORI">
            <text:p>LOR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58];4)">
            <text:p/>
          </table:table-cell>
        </table:table-row>
        <table:table-row table:style-name="ro1" table:visibility="filter">
          <table:table-cell table:style-name="ce5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59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0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1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2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3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4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5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66];4)">
            <text:p/>
          </table:table-cell>
        </table:table-row>
        <table:table-row table:style-name="ro1" table:visibility="filter">
          <table:table-cell table:style-name="ce5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7];4)" office:value-type="string" office:string-value="MAVI">
            <text:p>MAVI</text:p>
          </table:table-cell>
        </table:table-row>
        <table:table-row table:style-name="ro3" table:visibility="filter">
          <table:table-cell table:style-name="ce5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68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69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0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1];4)" office:value-type="string" office:string-value="LORI">
            <text:p>LOR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72];4)">
            <text:p/>
          </table:table-cell>
        </table:table-row>
        <table:table-row table:style-name="ro1" table:visibility="filter">
          <table:table-cell table:style-name="ce5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3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4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5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76];4)">
            <text:p/>
          </table:table-cell>
        </table:table-row>
        <table:table-row table:style-name="ro1" table:visibility="filter">
          <table:table-cell table:style-name="ce5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7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78];4)" office:value-type="string" office:string-value="LORI">
            <text:p>LOR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79];4)">
            <text:p/>
          </table:table-cell>
        </table:table-row>
        <table:table-row table:style-name="ro1" table:visibility="filter">
          <table:table-cell table:style-name="ce5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0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81];4)">
            <text:p/>
          </table:table-cell>
        </table:table-row>
        <table:table-row table:style-name="ro1" table:visibility="filter">
          <table:table-cell table:style-name="ce5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2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4];4)" office:value-type="string" office:string-value="MAVI">
            <text:p>MAVI</text:p>
          </table:table-cell>
        </table:table-row>
        <table:table-row table:style-name="ro1" table:number-rows-repeated="3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88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89];4)">
            <text:p/>
          </table:table-cell>
        </table:table-row>
        <table:table-row table:style-name="ro1" table:visibility="filter">
          <table:table-cell table:style-name="ce5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0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2];4)" office:value-type="string" office:string-value="MAVI">
            <text:p>MAVI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5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96];4)">
            <text:p/>
          </table:table-cell>
        </table:table-row>
        <table:table-row table:style-name="ro1" table:visibility="filter">
          <table:table-cell table:style-name="ce5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7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99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1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02];4)">
            <text:p/>
          </table:table-cell>
        </table:table-row>
        <table:table-row table:style-name="ro1" table:visibility="filter">
          <table:table-cell table:style-name="ce5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3];4)" office:value-type="string" office:string-value="MAVI">
            <text:p>MAVI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6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07];4)">
            <text:p/>
          </table:table-cell>
        </table:table-row>
        <table:table-row table:style-name="ro1" table:visibility="filter">
          <table:table-cell table:style-name="ce5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08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3" table:visibility="filter">
          <table:table-cell table:style-name="ce5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0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11];4)">
            <text:p/>
          </table:table-cell>
        </table:table-row>
        <table:table-row table:style-name="ro1" table:visibility="filter">
          <table:table-cell table:style-name="ce5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2];4)" office:value-type="string" office:string-value="MAVI">
            <text:p>MAVI</text:p>
          </table:table-cell>
        </table:table-row>
        <table:table-row table:style-name="ro3" table:visibility="filter">
          <table:table-cell table:style-name="ce5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3];4)" office:value-type="string" office:string-value="LORI">
            <text:p>LOR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14];4)">
            <text:p/>
          </table:table-cell>
        </table:table-row>
        <table:table-row table:style-name="ro1" table:visibility="filter">
          <table:table-cell table:style-name="ce5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5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16];4)">
            <text:p/>
          </table:table-cell>
        </table:table-row>
        <table:table-row table:style-name="ro1" table:visibility="filter">
          <table:table-cell table:style-name="ce5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7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18];4)">
            <text:p/>
          </table:table-cell>
        </table:table-row>
        <table:table-row table:style-name="ro1" table:visibility="filter">
          <table:table-cell table:style-name="ce5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19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20];4)">
            <text:p/>
          </table:table-cell>
        </table:table-row>
        <table:table-row table:style-name="ro3" table:visibility="filter">
          <table:table-cell table:style-name="ce5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1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22];4)">
            <text:p/>
          </table:table-cell>
        </table:table-row>
        <table:table-row table:style-name="ro1" table:visibility="filter">
          <table:table-cell table:style-name="ce5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3];4)" office:value-type="string" office:string-value="BOUN">
            <text:p>BOUN</text:p>
          </table:table-cell>
        </table:table-row>
        <table:table-row table:style-name="ro1" table:visibility="filter">
          <table:table-cell table:style-name="ce5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4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25];4)">
            <text:p/>
          </table:table-cell>
        </table:table-row>
        <table:table-row table:style-name="ro1" table:visibility="filter">
          <table:table-cell table:style-name="ce5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6];4)" office:value-type="string" office:string-value="MAVI">
            <text:p>MAV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27];4)">
            <text:p/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LORI30</text:p>
          </table:table-cell>
          <table:table-cell office:value-type="string">
            <text:p>“What?”</text:p>
          </table:table-cell>
          <table:table-cell table:formula="of:=LEFT([.A129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0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2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3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4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5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6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7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39];4)" office:value-type="string" office:string-value="MAVI">
            <text:p>MAV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 table:visibility="filter">
          <table:table-cell table:style-name="ce5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1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2];4)" office:value-type="string" office:string-value="MAVI">
            <text:p>MAVI</text:p>
          </table:table-cell>
        </table:table-row>
        <table:table-row table:style-name="ro1" table:visibility="filter">
          <table:table-cell table:style-name="ce5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3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4];4)" office:value-type="string" office:string-value="MAVI">
            <text:p>MAVI</text:p>
          </table:table-cell>
        </table:table-row>
        <table:table-row table:style-name="ro3" table:visibility="filter">
          <table:table-cell table:style-name="ce5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5];4)" office:value-type="string" office:string-value="LORI">
            <text:p>LOR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2" table:visibility="filter">
          <table:table-cell table:style-name="ce5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7];4)" office:value-type="string" office:string-value="LORI">
            <text:p>LORI</text:p>
          </table:table-cell>
        </table:table-row>
        <table:table-row table:style-name="ro1" table:visibility="filter">
          <table:table-cell table:style-name="ce5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48];4)" office:value-type="string" office:string-value="LORI">
            <text:p>LORI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2" table:visibility="filter">
          <table:table-cell table:style-name="ce5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0];4)" office:value-type="string" office:string-value="LORI">
            <text:p>LORI</text:p>
          </table:table-cell>
        </table:table-row>
        <table:table-row table:style-name="ro2" table:visibility="filter">
          <table:table-cell table:style-name="ce5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1];4)" office:value-type="string" office:string-value="LORI">
            <text:p>LORI</text:p>
          </table:table-cell>
        </table:table-row>
        <table:table-row table:style-name="ro2" table:visibility="filter">
          <table:table-cell table:style-name="ce5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2];4)" office:value-type="string" office:string-value="LORI">
            <text:p>LORI</text:p>
          </table:table-cell>
        </table:table-row>
        <table:table-row table:style-name="ro2" table:visibility="filter">
          <table:table-cell table:style-name="ce5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3];4)" office:value-type="string" office:string-value="LORI">
            <text:p>LORI</text:p>
          </table:table-cell>
        </table:table-row>
        <table:table-row table:style-name="ro1" table:visibility="filter">
          <table:table-cell table:style-name="ce5"/>
          <table:table-cell/>
          <table:table-cell table:formula="of:=LEFT([.A154];4)">
            <text:p/>
          </table:table-cell>
        </table:table-row>
        <table:table-row table:style-name="ro1" table:visibility="filter" table:number-rows-repeated="1048421">
          <table:table-cell table:number-columns-repeated="3"/>
        </table:table-row>
        <table:table-row table:style-name="ro1" table:visibility="filter">
          <table:table-cell table:number-columns-repeated="3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5/15/2018</text:date>, <text:time>21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5T21:47:15.49</dc:date>
    <dc:creator>Ezry Bennett</dc:creator>
    <meta:editing-duration>P2DT5H39M16S</meta:editing-duration>
    <meta:editing-cycles>67</meta:editing-cycles>
    <meta:generator>OpenOffice/4.0.1$Win32 OpenOffice.org_project/401m5$Build-9714</meta:generator>
    <meta:document-statistic meta:table-count="3" meta:cell-count="1912" meta:object-count="0"/>
  </office:meta>
</office:document-meta>
</file>